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d45dc" officeooo:paragraph-rsid="001d45dc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90851242" text:style-name="L1">
        <text:list-item>
          <text:p text:style-name="P9"><text:s/>Crear una vista EMP_30 que contenga de los empleados del departamento 30 la siguiente información: código de empleado, apellidos, salario y departamento. Comprueba que se ha creado correctamente, y su contenido.</text:p>
          <text:p text:style-name="P7"/>
        </text:list-item>
        <text:list-item>
          <text:p text:style-name="P7">Realiza la siguiente inserción</text:p>
          <text:p text:style-name="P7">INSERT INTO EMPLE VALUES(9999,'URRUTIA','ANALISTA',7698,NULL,200000,NULL,30); Comprueba el <text:s/>contenido de la tabla. ¿Qué sucede en la vista?</text:p>
          <text:p text:style-name="P7"/>
        </text:list-item>
        <text:list-item>
          <text:p text:style-name="P7">Añade ahora un nuevo empleado en la vista, en el departamento 30.</text:p>
          <text:p text:style-name="P7">INSERT INTO EMP_30 VALUES(8888,'RUIZ',280000,30);</text:p>
          <text:p text:style-name="P7"><text:s/>¿Qué ocurre en la tabla base? ¿Y en la vista? ¿Añade otro empleado en la vista, pero en el departamento 10? <text:s/>¿Qué ocurre en la tabla base? ¿Y en la vista?</text:p>
          <text:p text:style-name="P7"/>
        </text:list-item>
        <text:list-item>
          <text:p text:style-name="P7">Modificar la vista creada en el ejercicio 1 de forma que nos aseguremos que las operaciones DML realizadas sobre la vista permanezca dentro del dominio de la misma. Comprobarlo haciendo alguna inserción:</text:p>
          <text:p text:style-name="P7">INSERT INTO EMP_30 VALUES (1111, 'LOPEZ', 1200,30); <text:s/></text:p>
          <text:p text:style-name="P7">INSERT INTO EMP_30 VALUES (2222, 'RUIZ', 2200,20); <text:s/></text:p>
          <text:p text:style-name="P7">y alguna modificación: por ejemplo, modificar el departamento a 10 al empleado 7698.</text:p>
          <text:p text:style-name="P7"/>
        </text:list-item>
        <text:list-item>
          <text:p text:style-name="P7">Crear una vista SAL_20 que contenga el código del empleado con el alias ID_EMP, apellidos con el alias APE_EMP y salario anual con el alias SAL_ANUAL para cada empleado del departamento 20.</text:p>
          <text:p text:style-name="P7"/>
        </text:list-item>
        <text:list-item>
          <text:p text:style-name="P7">Crear una vista de nombre DEPT_SUM con los nombres de departamentos, salarios mínimos, salarios máximos y salarios medios por departamento. Utiliza los alias DEPT_NOMBRE, SAL_MIN, SAL_MAX, SAL_MED</text:p>
          <text:p text:style-name="P7">¿Es una vista simple o compleja?</text:p>
          <text:p text:style-name="P7"/>
        </text:list-item>
        <text:list-item>
          <text:p text:style-name="P7"><text:s/>Eliminar la vista SAL_20.</text:p>
          <text:p text:style-name="P7"/>
        </text:list-item>
        <text:list-item>
          <text:p text:style-name="P8">El equipo de programadores se ha dado cuenta que realizan muchas consultas en las que intervienen el sueldo máximo de cada departamento, así que deciden crear una vista denominada V_DEPT_SALMAX.</text:p>
          <text:p text:style-name="P8"/>
        </text:list-item>
        <text:list-item>
          <text:p text:style-name="P7">Realiza una consulta que muestre el nombre del empleado, el salario del empleado, el código del departamento y el salario medio del departamento, para aquellos empleados cuyo salario supere la media de su departamento.</text:p>
          <text:p text:style-name="P7"/>
        </text:list-item>
        <text:list-item>
          <text:p text:style-name="P7">Crear la vista que muestre los apellidos de los empleados, salarios, códigos de departamentos y salarios máximos para todos los empleados que ganan menos que el salario máximo de su departamento. Utiliza una select en el FROM.</text:p>
          <text:p text:style-name="P7"/>
        </text:list-item>
        <text:list-item>
          <text:p text:style-name="P7">Acceder al diccionario de datos y mostrar las vistas que tenéis creadas y la consulta usada para su cre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meta:creation-date>2013-03-18T11:01:54.67</meta:creation-date>
    <meta:editing-cycles>7</meta:editing-cycles>
    <meta:editing-duration>PT2H2M24S</meta:editing-duration>
    <meta:initial-creator>Blanca I-I</meta:initial-creator>
    <dc:date>2018-02-08T18:12:09.317115300</dc:date>
    <meta:document-statistic meta:table-count="1" meta:image-count="1" meta:object-count="0" meta:page-count="1" meta:paragraph-count="22" meta:word-count="364" meta:character-count="2467" meta:non-whitespace-character-count="1998"/>
    <meta:user-defined meta:name="Info 1"/>
    <meta:user-defined meta:name="Info 2"/>
    <meta:user-defined meta:name="Info 3"/>
    <meta:user-defined meta:name="Info 4"/>
  </office:meta>
</office:document-meta>
</file>